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5cm" fo:min-width="2.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cm" fo:min-width="2.4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cm" svg:height="4cm" svg:x="12cm" svg:y="4cm">
          <text:p text:style-name="P1">Test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4cm" svg:x="6cm" svg:y="4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4cm" svg:x="18cm" svg:y="4cm">
          <text:p text:style-name="P1">Postma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cm" svg:y1="6cm" svg:x2="12cm" svg:y2="6cm">
          <text:p/>
        </draw:line>
        <draw:line draw:style-name="gr3" draw:text-style-name="P1" draw:layer="layout" svg:x1="15cm" svg:y1="6cm" svg:x2="18cm" svg:y2="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20:11:01.496160346</meta:creation-date>
    <dc:date>2022-01-25T20:20:01.848453300</dc:date>
    <meta:editing-duration>PT9M1S</meta:editing-duration>
    <meta:editing-cycles>1</meta:editing-cycles>
    <meta:generator>LibreOffice/6.4.7.2$Linux_X86_64 LibreOffice_project/40$Build-2</meta:generator>
    <meta:document-statistic meta:object-count="5"/>
  </office:meta>
</office:document-meta>
</file>